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a70" officeooo:paragraph-rsid="000b8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few things:</text:p>
      <text:p text:style-name="P1">Big O is way of analyzing these different algorithms</text:p>
      <text:p text:style-name="P1">Only cares when ran with a ton of data, because when little runs fast no matter what</text:p>
      <text:p text:style-name="P1"/>
      <text:p text:style-name="P1">Big O doesn’t care about hardware. <text:s/>If we made an algo andran it on a badass macpro with huge ram and a big spu and ssd, that’s going to run faster than if we ran it on a macbook air. <text:s/>It doesn’t care about that. </text:p>
      <text:p text:style-name="P1"/>
      <text:p text:style-name="P1">We want to measure the efficiency of an algo regardless of the hardware, so that’s a good thing. </text:p>
      <text:p text:style-name="P1">So, basically, how the efficiency changes as the input size grows. 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2:20:32.791267218</meta:creation-date>
    <meta:generator>LibreOffice/6.0.7.3$Linux_X86_64 LibreOffice_project/00m0$Build-3</meta:generator>
    <dc:date>2019-02-26T12:44:23.755338668</dc:date>
    <meta:editing-duration>PT10M58S</meta:editing-duration>
    <meta:editing-cycles>2</meta:editing-cycles>
    <meta:document-statistic meta:table-count="0" meta:image-count="0" meta:object-count="0" meta:page-count="1" meta:paragraph-count="7" meta:word-count="103" meta:character-count="527" meta:non-whitespace-character-count="424"/>
  </office:meta>
</office:document-meta>
</file>